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14.46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Munkalap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-Téma</text:p>
          </table:table-cell>
          <table:table-cell table:style-name="ce1" office:value-type="string">
            <text:p>Webhely</text:p>
          </table:table-cell>
          <table:table-cell table:style-name="ce5" office:value-type="string">
            <text:p>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 Python programozási nyelv – 4. Ciklusok (iteráció) – A for ciklus</text:p>
          </table:table-cell>
          <table:table-cell table:style-name="ce2" office:value-type="string">
            <text:p>MálnaSuli</text:p>
          </table:table-cell>
          <table:table-cell table:style-name="ce2" office:value-type="string">
            <text:p>https://www.malnasuli.hu/oktatas/a-python-programozasi-nyelv-4-ciklusok-iteracio-a-for-ciklus/</text:p>
          </table:table-cell>
          <table:table-cell/>
          <table:table-cell table:formula="of:=HTML_TR(HTML_TD(HTML_A([.C2];HTML_TOVALIDSTRING([.A2]) &amp; &quot; &quot; &amp; HTML_ICON_AURFS())) &amp; HTML_TD([.B2]))" office:value-type="string" office:string-value="&lt;tr&gt;&lt;td&gt;&lt;a href='https://www.malnasuli.hu/oktatas/a-python-programozasi-nyelv-4-ciklusok-iteracio-a-for-ciklus/'&gt;A Python programozási nyelv – 4. Ciklusok (iteráció) – A for ciklus &lt;i class='fa-solid fa-arrow-up-right-from-square'&gt;&lt;/i&gt;&lt;/a&gt;&lt;/td&gt;&lt;td&gt;MálnaSuli&lt;/td&gt;&lt;/tr&gt;">
            <text:p>&lt;tr&gt;&lt;td&gt;&lt;a href='https://www.malnasuli.hu/oktatas/a-python-programozasi-nyelv-4-ciklusok-iteracio-a-for-ciklus/'&gt;A Python programozási nyelv – 4. Ciklusok (iteráció) – A for ciklus &lt;i class='fa-solid fa-arrow-up-right-from-square'&gt;&lt;/i&gt;&lt;/a&gt;&lt;/td&gt;&lt;td&gt;MálnaSuli&lt;/td&gt;&lt;/tr&gt;</text:p>
          </table:table-cell>
        </table:table-row>
        <table:table-row table:style-name="ro1">
          <table:table-cell table:style-name="ce2" office:value-type="string">
            <text:p>Built-in Exceptions</text:p>
          </table:table-cell>
          <table:table-cell table:style-name="ce2" office:value-type="string">
            <text:p>docs.python.org</text:p>
          </table:table-cell>
          <table:table-cell table:style-name="ce3" office:value-type="string">
            <text:p>https://docs.python.org/3/library/exceptions.html</text:p>
          </table:table-cell>
          <table:table-cell/>
          <table:table-cell table:formula="of:=HTML_TR(HTML_TD(HTML_A([.C3];HTML_TOVALIDSTRING([.A3]) &amp; &quot; &quot; &amp; HTML_ICON_AURFS())) &amp; HTML_TD([.B3]))" office:value-type="string" office:string-value="&lt;tr&gt;&lt;td&gt;&lt;a href='https://docs.python.org/3/library/exceptions.html'&gt;Built-in Exceptions &lt;i class='fa-solid fa-arrow-up-right-from-square'&gt;&lt;/i&gt;&lt;/a&gt;&lt;/td&gt;&lt;td&gt;docs.python.org&lt;/td&gt;&lt;/tr&gt;">
            <text:p>&lt;tr&gt;&lt;td&gt;&lt;a href='https://docs.python.org/3/library/exceptions.html'&gt;Built-in Exceptions &lt;i class='fa-solid fa-arrow-up-right-from-square'&gt;&lt;/i&gt;&lt;/a&gt;&lt;/td&gt;&lt;td&gt;docs.python.org&lt;/td&gt;&lt;/tr&gt;</text:p>
          </table:table-cell>
        </table:table-row>
        <table:table-row table:style-name="ro1">
          <table:table-cell table:style-name="ce3" office:value-type="string">
            <text:p>Calculate time difference in Windows batch file</text:p>
          </table:table-cell>
          <table:table-cell table:style-name="ce3" office:value-type="string">
            <text:p>stackoverflow</text:p>
          </table:table-cell>
          <table:table-cell table:style-name="ce3" office:value-type="string">
            <text:p>https://stackoverflow.com/questions/9922498/calculate-time-difference-in-windows-batch-file</text:p>
          </table:table-cell>
          <table:table-cell/>
          <table:table-cell table:formula="of:=HTML_TR(HTML_TD(HTML_A([.C4];HTML_TOVALIDSTRING([.A4]) &amp; &quot; &quot; &amp; HTML_ICON_AURFS())) &amp; HTML_TD([.B4]))" office:value-type="string" office:string-value="&lt;tr&gt;&lt;td&gt;&lt;a href='https://stackoverflow.com/questions/9922498/calculate-time-difference-in-windows-batch-file'&gt;Calculate time difference in Windows batch file &lt;i class='fa-solid fa-arrow-up-right-from-square'&gt;&lt;/i&gt;&lt;/a&gt;&lt;/td&gt;&lt;td&gt;stackoverflow&lt;/td&gt;&lt;/tr&gt;">
            <text:p>&lt;tr&gt;&lt;td&gt;&lt;a href='https://stackoverflow.com/questions/9922498/calculate-time-difference-in-windows-batch-file'&gt;Calculate time difference in Windows batch file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ce3" office:value-type="string">
            <text:p>CSS Horizontal Navigation Bar</text:p>
          </table:table-cell>
          <table:table-cell table:style-name="ce3" office:value-type="string">
            <text:p>W3Schools</text:p>
          </table:table-cell>
          <table:table-cell table:style-name="ce3" office:value-type="string">
            <text:p>https://www.w3schools.com/Css/css_navbar_horizontal.asp</text:p>
          </table:table-cell>
          <table:table-cell/>
          <table:table-cell table:formula="of:=HTML_TR(HTML_TD(HTML_A([.C5];HTML_TOVALIDSTRING([.A5]) &amp; &quot; &quot; &amp; HTML_ICON_AURFS())) &amp; HTML_TD([.B5]))" office:value-type="string" office:string-value="&lt;tr&gt;&lt;td&gt;&lt;a href='https://www.w3schools.com/Css/css_navbar_horizontal.asp'&gt;CSS Horizontal Navigation Bar &lt;i class='fa-solid fa-arrow-up-right-from-square'&gt;&lt;/i&gt;&lt;/a&gt;&lt;/td&gt;&lt;td&gt;W3Schools&lt;/td&gt;&lt;/tr&gt;">
            <text:p>&lt;tr&gt;&lt;td&gt;&lt;a href='https://www.w3schools.com/Css/css_navbar_horizontal.asp'&gt;CSS Horizontal Navigation Bar &lt;i class='fa-solid fa-arrow-up-right-from-square'&gt;&lt;/i&gt;&lt;/a&gt;&lt;/td&gt;&lt;td&gt;W3Schools&lt;/td&gt;&lt;/tr&gt;</text:p>
          </table:table-cell>
        </table:table-row>
        <table:table-row table:style-name="ro1">
          <table:table-cell table:style-name="ce3" office:value-type="string">
            <text:p>csv - CSV File Reading and Writing</text:p>
          </table:table-cell>
          <table:table-cell table:style-name="ce3" office:value-type="string">
            <text:p>docs.python.org</text:p>
          </table:table-cell>
          <table:table-cell table:style-name="ce3" office:value-type="string">
            <text:p>https://docs.python.org/3/library/csv.html</text:p>
          </table:table-cell>
          <table:table-cell/>
          <table:table-cell table:formula="of:=HTML_TR(HTML_TD(HTML_A([.C6];HTML_TOVALIDSTRING([.A6]) &amp; &quot; &quot; &amp; HTML_ICON_AURFS())) &amp; HTML_TD([.B6]))" office:value-type="string" office:string-value="&lt;tr&gt;&lt;td&gt;&lt;a href='https://docs.python.org/3/library/csv.html'&gt;csv - CSV File Reading and Writing &lt;i class='fa-solid fa-arrow-up-right-from-square'&gt;&lt;/i&gt;&lt;/a&gt;&lt;/td&gt;&lt;td&gt;docs.python.org&lt;/td&gt;&lt;/tr&gt;">
            <text:p>&lt;tr&gt;&lt;td&gt;&lt;a href='https://docs.python.org/3/library/csv.html'&gt;csv - CSV File Reading and Writing &lt;i class='fa-solid fa-arrow-up-right-from-square'&gt;&lt;/i&gt;&lt;/a&gt;&lt;/td&gt;&lt;td&gt;docs.python.org&lt;/td&gt;&lt;/tr&gt;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unkalap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7">2024.10.17</text:date>, <text:time>20:31:5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17T20:01:57.42</meta:creation-date>
    <dc:date>2024-10-17T20:31:59.17</dc:date>
    <dc:creator>István Závorszky</dc:creator>
    <meta:editing-duration>PT30M</meta:editing-duration>
    <meta:editing-cycles>3</meta:editing-cycles>
    <meta:generator>OpenOffice/4.1.6$Win32 OpenOffice.org_project/416m1$Build-9790</meta:generator>
    <meta:document-statistic meta:table-count="3" meta:cell-count="23" meta:object-count="0"/>
  </office:meta>
</office:document-meta>
</file>